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10ae4" officeooo:paragraph-rsid="00010ae4"/>
    </style:style>
    <style:style style:name="P2" style:family="paragraph" style:parent-style-name="Standard">
      <style:paragraph-properties fo:line-height="200%"/>
      <style:text-properties officeooo:rsid="00010ae4" officeooo:paragraph-rsid="00040729"/>
    </style:style>
    <style:style style:name="P3" style:family="paragraph" style:parent-style-name="Standard">
      <style:paragraph-properties fo:line-height="200%" fo:text-align="center" style:justify-single-word="false"/>
      <style:text-properties officeooo:rsid="00010ae4" officeooo:paragraph-rsid="0004618c"/>
    </style:style>
    <style:style style:name="T1" style:family="text">
      <style:text-properties officeooo:rsid="0001bb80"/>
    </style:style>
    <style:style style:name="T2" style:family="text">
      <style:text-properties officeooo:rsid="000461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1 <text:span text:style-name="T2">Unix Shell</text:span></text:p>
      <text:p text:style-name="P3"><text:span text:style-name="T1">Summary</text:span></text:p>
      <text:p text:style-name="P1"/>
      <text:p text:style-name="P2"><text:tab/><text:span text:style-name="T1">In this project, I essentially learned how to create a mini version of shell, by using the concepts of processes and fork learned in lecture. <text:s/>As I implemented this shell, I discovered various other Linux commands and tools that turned out to be very quick and handy. I learned more of how processes work in an operating system. A part from the theoretical knowledge, I gain practical experience on how operating system interact with user.</text:span></text:p>
      <text:p text:style-name="P2"><text:span text:style-name="T1"><text:tab/></text:span></text:p>
      <text:p text:style-name="P2"><text:span text:style-name="T1"><text:tab/>Specifically, how operating system handles and manages requests from user and then run them on CPU. I learned how to pass in a program context to a child process via exec system calls, which is an important concept of operating system. I also explored the meaning of return values and how they affect the execution of program. I am more excited now to see how threads would affect execution of proces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4:43:34.285503593</meta:creation-date>
    <dc:date>2016-02-18T15:00:47.334457109</dc:date>
    <meta:editing-duration>PT17M4S</meta:editing-duration>
    <meta:editing-cycles>10</meta:editing-cycles>
    <meta:generator>LibreOffice/4.4.6.3$Linux_X86_64 LibreOffice_project/40m0$Build-3</meta:generator>
    <meta:document-statistic meta:table-count="0" meta:image-count="0" meta:object-count="0" meta:page-count="1" meta:paragraph-count="5" meta:word-count="151" meta:character-count="873" meta:non-whitespace-character-count="722"/>
  </office:meta>
</office:document-meta>
</file>